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69in" table:align="center" style:writing-mode="lr-tb"/>
    </style:style>
    <style:style style:name="Table1.A" style:family="table-column">
      <style:table-column-properties style:column-width="1.2299in"/>
    </style:style>
    <style:style style:name="Table1.E" style:family="table-column">
      <style:table-column-properties style:column-width="1.2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7" style:family="paragraph" style:parent-style-name="Standard">
      <style:text-properties fo:font-size="11pt" style:font-size-asian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1.1098in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1098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style:text-autospace="non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-0.25in" fo:margin-right="0in" fo:text-indent="0in" style:auto-text-indent="false"/>
    </style:style>
    <style:style style:name="P17" style:family="paragraph" style:parent-style-name="Standard">
      <style:paragraph-properties fo:margin-left="-0.3752in" fo:margin-right="0in" fo:text-indent="0in" style:auto-text-indent="false"/>
    </style:style>
    <style:style style:name="P18" style:family="paragraph" style:parent-style-name="Standard" style:list-style-name="WW8Num2">
      <style:paragraph-properties fo:margin-left="-0.1252in" fo:margin-right="0.25in" fo:text-indent="-0.25in" style:auto-text-indent="false">
        <style:tab-stops>
          <style:tab-stop style:position="-0.1252in"/>
        </style:tab-stops>
      </style:paragraph-properties>
    </style:style>
    <style:style style:name="P19" style:family="paragraph" style:parent-style-name="Standard">
      <style:paragraph-properties fo:margin-left="-0.1252in" fo:margin-right="0in" fo:text-indent="0in" style:auto-text-indent="false">
        <style:tab-stops>
          <style:tab-stop style:position="0.5in"/>
        </style:tab-stops>
      </style:paragraph-properties>
      <style:text-properties fo:font-size="11pt" style:font-size-asian="11pt"/>
    </style:style>
    <style:style style:name="P20" style:family="paragraph" style:parent-style-name="Standard">
      <style:paragraph-properties fo:margin-left="-0.1252in" fo:margin-right="0in" fo:text-indent="0in" style:auto-text-indent="false">
        <style:tab-stops>
          <style:tab-stop style:position="-0.1252in"/>
        </style:tab-stops>
      </style:paragraph-properties>
      <style:text-properties fo:font-size="11pt" style:font-size-asian="11pt"/>
    </style:style>
    <style:style style:name="P21" style:family="paragraph" style:parent-style-name="Standard">
      <style:paragraph-properties fo:margin-left="-0.1252in" fo:margin-right="0in" fo:text-indent="0in" style:auto-text-indent="false">
        <style:tab-stops>
          <style:tab-stop style:position="-0.1252in"/>
          <style:tab-stop style:position="3.25in"/>
        </style:tab-stops>
      </style:paragraph-properties>
      <style:text-properties fo:font-size="11pt" style:font-size-asian="11pt"/>
    </style:style>
    <style:style style:name="P22" style:family="paragraph" style:parent-style-name="Standard" style:list-style-name="WW8Num2">
      <style:paragraph-properties fo:margin-left="-0.1252in" fo:margin-right="0in" fo:text-indent="-0.25in" style:auto-text-indent="false">
        <style:tab-stops>
          <style:tab-stop style:position="-0.1252in"/>
        </style:tab-stops>
      </style:paragraph-properties>
    </style:style>
    <style:style style:name="P23" style:family="paragraph" style:parent-style-name="Standard" style:list-style-name="WW8Num3">
      <style:paragraph-properties fo:margin-left="-0.1252in" fo:margin-right="0in" fo:text-indent="-0.2917in" style:auto-text-indent="false">
        <style:tab-stops>
          <style:tab-stop style:position="-0.1252in"/>
        </style:tab-stops>
      </style:paragraph-properties>
    </style:style>
    <style:style style:name="P24" style:family="paragraph" style:parent-style-name="Standard" style:list-style-name="WW8Num3">
      <style:paragraph-properties fo:margin-left="-0.1252in" fo:margin-right="0in" fo:text-indent="-0.2917in" style:auto-text-indent="false">
        <style:tab-stops>
          <style:tab-stop style:position="-0.1252in"/>
          <style:tab-stop style:position="3.25in"/>
        </style:tab-stops>
      </style:paragraph-properties>
    </style:style>
    <style:style style:name="P25" style:family="paragraph" style:parent-style-name="Standard" style:list-style-name="WW8Num3">
      <style:paragraph-properties fo:margin-left="-0.1252in" fo:margin-right="0in" fo:text-indent="-0.2917in" style:auto-text-indent="false">
        <style:tab-stops/>
      </style:paragraph-properties>
    </style:style>
    <style:style style:name="P26" style:family="paragraph" style:parent-style-name="Standard">
      <style:paragraph-properties fo:margin-left="-0.4165in" fo:margin-right="0in" fo:text-indent="0in" style:auto-text-indent="false">
        <style:tab-stops>
          <style:tab-stop style:position="3.25in"/>
        </style:tab-stops>
      </style:paragraph-properties>
      <style:text-properties fo:font-size="11pt" style:font-size-asian="11pt"/>
    </style:style>
    <style:style style:name="P27" style:family="paragraph" style:parent-style-name="Standard">
      <style:paragraph-properties fo:margin-left="0.1252in" fo:margin-right="0in" fo:text-indent="-0.25in" style:auto-text-indent="false">
        <style:tab-stops>
          <style:tab-stop style:position="0.25in"/>
          <style:tab-stop style:position="3.25in"/>
        </style:tab-stops>
      </style:paragraph-properties>
      <style:text-properties fo:font-size="11pt" style:font-size-asian="11pt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margin-left="0.5in" fo:margin-right="0in" fo:text-indent="-0.5in" style:auto-text-indent="false"/>
    </style:style>
    <style:style style:name="P30" style:family="paragraph" style:parent-style-name="Standard" style:list-style-name="">
      <style:paragraph-properties fo:margin-left="0.5in" fo:margin-right="0in" fo:text-indent="-0.5in" style:auto-text-indent="false"/>
    </style:style>
    <style:style style:name="P31" style:family="paragraph" style:parent-style-name="Standard">
      <style:paragraph-properties fo:margin-left="0.5in" fo:margin-right="0in" fo:text-indent="-0.5in" style:auto-text-indent="false" fo:break-before="page"/>
      <style:text-properties fo:font-size="11pt" style:font-name-asian="SimSun1" style:font-size-asian="11pt" style:font-size-complex="11pt"/>
    </style:style>
    <style:style style:name="P32" style:family="paragraph" style:parent-style-name="Standard">
      <style:paragraph-properties fo:margin-left="0.3in" fo:margin-right="0in" fo:text-align="center" style:justify-single-word="false" fo:text-indent="-0.3in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style:font-size-asian="15pt" style:font-weight-asian="bold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fo:font-size="11pt" style:font-size-asian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style:font-name-asian="Arial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style:font-name="Arial" fo:font-size="10pt" style:font-size-asian="10pt" style:font-name-complex="Arial" style:font-size-complex="10pt"/>
    </style:style>
    <style:style style:name="T12" style:family="text">
      <style:text-properties fo:language="de" fo:country="DE"/>
    </style:style>
    <style:style style:name="Sect1" style:family="section">
      <style:section-properties style:writing-mode="lr-tb" fo:margin-left="0.1201in" fo:margin-right="-0.25in" style:editable="false">
        <style:columns fo:column-count="2" fo:column-gap="1in">
          <style:column style:rel-width="32767*" fo:start-indent="0in" fo:end-indent="0.5in"/>
          <style:column style:rel-width="32767*" fo:start-indent="0.5in" fo:end-indent="0in"/>
        </style:columns>
      </style:section-properties>
    </style:style>
    <style:style style:name="Sect2" style:family="section">
      <style:section-properties style:writing-mode="lr-tb" fo:margin-left="0.1201in" fo:margin-right="-0.25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.1201in" fo:margin-right="-1in" style:editable="false">
        <style:columns fo:column-count="2" fo:column-gap="1in">
          <style:column style:rel-width="32767*" fo:start-indent="0in" fo:end-indent="0.5in"/>
          <style:column style:rel-width="32767*" fo:start-indent="0.5in" fo:end-indent="0in"/>
        </style:columns>
      </style:section-properties>
    </style:style>
    <style:style style:name="Sect4" style:family="section">
      <style:section-properties text:dont-balance-text-columns="true" style:writing-mode="lr-tb" fo:margin-left="0.1201in" fo:margin-right="-0.25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How I am in general</text:p>
      <text:p text:style-name="P2"/>
      <text:p text:style-name="P16">Here are a number of characteristics that may or may not apply to you. <text:s/>For example, do you agree that you are someone who <text:span text:style-name="T1">likes to spend time with others</text:span>? <text:s/>Please write a number next to each statement to indicate the extent to which <text:span text:style-name="T2">you agree or disagree with that statement.</text:span></text:p>
      <text:p text:style-name="P3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5">1</text:p>
            <text:p text:style-name="P6">Disagree</text:p>
            <text:p text:style-name="P1"><text:span text:style-name="T3">Strongly</text:span></text:p>
          </table:table-cell>
          <table:table-cell table:style-name="Table1.A1" office:value-type="string">
            <text:p text:style-name="P5">2</text:p>
            <text:p text:style-name="P6">Disagree</text:p>
            <text:p text:style-name="P6">a little</text:p>
          </table:table-cell>
          <table:table-cell table:style-name="Table1.A1" office:value-type="string">
            <text:p text:style-name="P5">3</text:p>
            <text:p text:style-name="P6">Neither agree</text:p>
            <text:p text:style-name="P6">nor disagree</text:p>
          </table:table-cell>
          <table:table-cell table:style-name="Table1.A1" office:value-type="string">
            <text:p text:style-name="P5">4</text:p>
            <text:p text:style-name="P6">Agree</text:p>
            <text:p text:style-name="P1"><text:span text:style-name="T3">a little</text:span></text:p>
          </table:table-cell>
          <table:table-cell table:style-name="Table1.E1" office:value-type="string">
            <text:p text:style-name="P5">5</text:p>
            <text:p text:style-name="P6">Agree</text:p>
            <text:p text:style-name="P6">strongly</text:p>
          </table:table-cell>
        </table:table-row>
      </table:table>
      <text:section text:style-name="Sect1" text:name="Section1">
        <text:p text:style-name="P7"/>
      </text:section>
      <text:section text:style-name="Sect2" text:name="Section2">
        <text:p text:style-name="P17"><text:span text:style-name="T8">I a</text:span><text:span text:style-name="T8">m someone who…</text:span></text:p>
        <text:p text:style-name="P7"/>
      </text:section>
      <text:section text:style-name="Sect3" text:name="Section3">
        <text:list xml:id="list2057047200" text:style-name="WW8Num2">
          <text:list-item>
            <text:p text:style-name="P18"><text:span text:style-name="T4">_____ <text:s/></text:span><text:span text:style-name="T4">Is talkative</text:span></text:p>
          </text:list-item>
        </text:list>
        <text:p text:style-name="P19"/>
        <text:list xml:id="list1975618228" text:continue-numbering="true" text:style-name="WW8Num2">
          <text:list-item>
            <text:p text:style-name="P22"><text:span text:style-name="T4">_____ <text:s/>Tends to find fault with others</text:span></text:p>
          </text:list-item>
        </text:list>
        <text:p text:style-name="P20"/>
        <text:list xml:id="list640217369" text:continue-numbering="true" text:style-name="WW8Num2">
          <text:list-item>
            <text:p text:style-name="P22"><text:span text:style-name="T4">_____ <text:s/>Does a thorough job</text:span></text:p>
          </text:list-item>
        </text:list>
        <text:p text:style-name="P20"/>
        <text:list xml:id="list2057058600" text:continue-numbering="true" text:style-name="WW8Num2">
          <text:list-item>
            <text:p text:style-name="P22"><text:span text:style-name="T4">_____ <text:s/>Is depressed, blue</text:span></text:p>
          </text:list-item>
        </text:list>
        <text:p text:style-name="P20"/>
        <text:list xml:id="list1461466434" text:continue-numbering="true" text:style-name="WW8Num2">
          <text:list-item>
            <text:p text:style-name="P22"><text:span text:style-name="T4">_____ <text:s/>Is original, comes up with new ideas</text:span></text:p>
          </text:list-item>
        </text:list>
        <text:p text:style-name="P20"/>
        <text:list xml:id="list765211239" text:continue-numbering="true" text:style-name="WW8Num2">
          <text:list-item>
            <text:p text:style-name="P22"><text:span text:style-name="T4">_____ <text:s/>Is reserved</text:span></text:p>
          </text:list-item>
        </text:list>
        <text:p text:style-name="P20"/>
        <text:list xml:id="list440860677" text:continue-numbering="true" text:style-name="WW8Num2">
          <text:list-item>
            <text:p text:style-name="P22"><text:span text:style-name="T4">_____ <text:s/>Is helpful and unselfish with others</text:span></text:p>
          </text:list-item>
        </text:list>
        <text:p text:style-name="P20"/>
        <text:list xml:id="list1541944876" text:continue-numbering="true" text:style-name="WW8Num2">
          <text:list-item>
            <text:p text:style-name="P22"><text:span text:style-name="T4">_____ <text:s/>Can be somewhat careless</text:span></text:p>
          </text:list-item>
        </text:list>
        <text:p text:style-name="P20"/>
        <text:list xml:id="list450007623" text:continue-numbering="true" text:style-name="WW8Num2">
          <text:list-item>
            <text:p text:style-name="P22"><text:span text:style-name="T4">_____ <text:s/>Is relaxed, handles stress well. <text:s/></text:span></text:p>
          </text:list-item>
        </text:list>
        <text:p text:style-name="P20"/>
        <text:list xml:id="list655843714" text:continue-numbering="true" text:style-name="WW8Num2">
          <text:list-item>
            <text:p text:style-name="P22"><text:span text:style-name="T4">_____ <text:s/>Is curious about many different things</text:span></text:p>
          </text:list-item>
        </text:list>
        <text:p text:style-name="P20"/>
        <text:list xml:id="list1461455034" text:style-name="WW8Num3">
          <text:list-item>
            <text:p text:style-name="P23"><text:span text:style-name="T4">_____ <text:s/>Is full of energy</text:span></text:p>
          </text:list-item>
        </text:list>
        <text:p text:style-name="P20"/>
        <text:list xml:id="list546869834" text:continue-numbering="true" text:style-name="WW8Num3">
          <text:list-item>
            <text:p text:style-name="P23"><text:span text:style-name="T4">_____ <text:s/>Starts quarrels with others</text:span></text:p>
          </text:list-item>
        </text:list>
        <text:p text:style-name="P20"/>
        <text:list xml:id="list826419565" text:continue-numbering="true" text:style-name="WW8Num3">
          <text:list-item>
            <text:p text:style-name="P23"><text:span text:style-name="T4">_____ <text:s/>Is a reliable worker</text:span></text:p>
          </text:list-item>
        </text:list>
        <text:p text:style-name="P20"/>
        <text:list xml:id="list524528846" text:continue-numbering="true" text:style-name="WW8Num3">
          <text:list-item>
            <text:p text:style-name="P23"><text:span text:style-name="T4">_____ <text:s/>Can be tense</text:span></text:p>
          </text:list-item>
        </text:list>
        <text:p text:style-name="P20"/>
        <text:list xml:id="list1151072474" text:continue-numbering="true" text:style-name="WW8Num3">
          <text:list-item>
            <text:p text:style-name="P23"><text:span text:style-name="T4">_____ <text:s/>Is ingenious, a deep thinker</text:span></text:p>
          </text:list-item>
        </text:list>
        <text:p text:style-name="P20"/>
        <text:list xml:id="list210023382" text:continue-numbering="true" text:style-name="WW8Num3">
          <text:list-item>
            <text:p text:style-name="P23"><text:span text:style-name="T4">_____ <text:s/>Generates a lot of enthusiasm</text:span></text:p>
          </text:list-item>
        </text:list>
        <text:p text:style-name="P20"/>
        <text:list xml:id="list214994293" text:continue-numbering="true" text:style-name="WW8Num3">
          <text:list-item>
            <text:p text:style-name="P23"><text:span text:style-name="T4">_____ <text:s/>Has a forgiving nature</text:span></text:p>
          </text:list-item>
        </text:list>
        <text:p text:style-name="P20"/>
        <text:list xml:id="list2156716884" text:continue-numbering="true" text:style-name="WW8Num3">
          <text:list-item>
            <text:p text:style-name="P23"><text:span text:style-name="T4">_____ <text:s/>Tends to be disorganized</text:span></text:p>
          </text:list-item>
        </text:list>
        <text:p text:style-name="P20"/>
        <text:list xml:id="list1379320362" text:continue-numbering="true" text:style-name="WW8Num3">
          <text:list-item>
            <text:p text:style-name="P23"><text:span text:style-name="T4">_____ <text:s/>Worries a lot</text:span></text:p>
          </text:list-item>
        </text:list>
        <text:p text:style-name="P20"/>
        <text:list xml:id="list966483456" text:continue-numbering="true" text:style-name="WW8Num3">
          <text:list-item>
            <text:p text:style-name="P23"><text:span text:style-name="T4">_____ <text:s/>Has an active imagination</text:span></text:p>
          </text:list-item>
        </text:list>
        <text:p text:style-name="P20"/>
        <text:list xml:id="list936267771" text:continue-numbering="true" text:style-name="WW8Num3">
          <text:list-item>
            <text:p text:style-name="P24"><text:span text:style-name="T4">_____ <text:s/>Tends to be quiet</text:span></text:p>
          </text:list-item>
        </text:list>
        <text:p text:style-name="P26"/>
        <text:list xml:id="list2054874315" text:continue-numbering="true" text:style-name="WW8Num3">
          <text:list-item>
            <text:p text:style-name="P24"><text:span text:style-name="T4">_____ <text:s/>Is generally trusting</text:span></text:p>
          </text:list-item>
        </text:list>
        <text:p text:style-name="P21"/>
        <text:list xml:id="list1255729838" text:continue-numbering="true" text:style-name="WW8Num3">
          <text:list-item>
            <text:p text:style-name="P23"><text:span text:style-name="T4">_____ <text:s/>Tends to be lazy</text:span></text:p>
          </text:list-item>
        </text:list>
        <text:p text:style-name="P27"/>
        <text:list xml:id="list397233237" text:continue-numbering="true" text:style-name="WW8Num3">
          <text:list-item>
            <text:p text:style-name="P25"><text:span text:style-name="T4">_____ <text:s/>Is emotionally stable, not easily upset</text:span></text:p>
          </text:list-item>
        </text:list>
        <text:p text:style-name="P20"/>
        <text:list xml:id="list587484423" text:continue-numbering="true" text:style-name="WW8Num3">
          <text:list-item>
            <text:p text:style-name="P23"><text:span text:style-name="T4">_____ <text:s/>Is inventive</text:span></text:p>
          </text:list-item>
        </text:list>
        <text:p text:style-name="P20"/>
        <text:list xml:id="list536017142" text:continue-numbering="true" text:style-name="WW8Num3">
          <text:list-item>
            <text:p text:style-name="P23"><text:span text:style-name="T4">_____ <text:s/>Has an assertive personality</text:span></text:p>
          </text:list-item>
        </text:list>
        <text:p text:style-name="P20"/>
        <text:list xml:id="list961335116" text:continue-numbering="true" text:style-name="WW8Num3">
          <text:list-item>
            <text:p text:style-name="P23"><text:span text:style-name="T4">_____ <text:s/>Can be cold and aloof</text:span></text:p>
          </text:list-item>
        </text:list>
        <text:p text:style-name="P20"/>
        <text:list xml:id="list307463271" text:continue-numbering="true" text:style-name="WW8Num3">
          <text:list-item>
            <text:p text:style-name="P23"><text:span text:style-name="T4">_____ <text:s/>Perseveres until the task is finished</text:span></text:p>
          </text:list-item>
        </text:list>
        <text:p text:style-name="P20"/>
        <text:list xml:id="list1504669702" text:continue-numbering="true" text:style-name="WW8Num3">
          <text:list-item>
            <text:p text:style-name="P23"><text:span text:style-name="T4">_____ <text:s/>Can be moody</text:span></text:p>
          </text:list-item>
        </text:list>
        <text:p text:style-name="P20"/>
        <text:list xml:id="list1031383129" text:continue-numbering="true" text:style-name="WW8Num3">
          <text:list-item>
            <text:p text:style-name="P23"><text:span text:style-name="T4">_____ <text:s/>Values artistic, aesthetic experiences</text:span></text:p>
          </text:list-item>
        </text:list>
        <text:p text:style-name="P20"/>
        <text:list xml:id="list783379206" text:continue-numbering="true" text:style-name="WW8Num3">
          <text:list-item>
            <text:p text:style-name="P23"><text:span text:style-name="T4">_____ <text:s/>Is sometimes shy, inhibited</text:span></text:p>
          </text:list-item>
        </text:list>
        <text:p text:style-name="P20"/>
        <text:list xml:id="list847204172" text:continue-numbering="true" text:style-name="WW8Num3">
          <text:list-item>
            <text:p text:style-name="P23"><text:span text:style-name="T4">_____ <text:s/>Is considerate and kind to almost everyone</text:span></text:p>
          </text:list-item>
        </text:list>
        <text:p text:style-name="P20"/>
        <text:list xml:id="list1959067881" text:continue-numbering="true" text:style-name="WW8Num3">
          <text:list-item>
            <text:p text:style-name="P23"><text:span text:style-name="T4">_____ <text:s/>Does things efficiently</text:span></text:p>
          </text:list-item>
        </text:list>
        <text:p text:style-name="P20"/>
        <text:list xml:id="list1649728850" text:continue-numbering="true" text:style-name="WW8Num3">
          <text:list-item>
            <text:p text:style-name="P23"><text:span text:style-name="T4">_____ <text:s/>Remains calm in tense situations</text:span></text:p>
          </text:list-item>
        </text:list>
        <text:p text:style-name="P20"/>
        <text:list xml:id="list1646544220" text:continue-numbering="true" text:style-name="WW8Num3">
          <text:list-item>
            <text:p text:style-name="P23"><text:span text:style-name="T4">_____ <text:s/>Prefers work that is routine</text:span></text:p>
          </text:list-item>
        </text:list>
        <text:p text:style-name="P20"/>
        <text:list xml:id="list1809558985" text:continue-numbering="true" text:style-name="WW8Num3">
          <text:list-item>
            <text:p text:style-name="P23"><text:span text:style-name="T4">_____ <text:s/>Is outgoing, sociable</text:span></text:p>
          </text:list-item>
        </text:list>
        <text:p text:style-name="P20"/>
        <text:list xml:id="list1409580768" text:continue-numbering="true" text:style-name="WW8Num3">
          <text:list-item>
            <text:p text:style-name="P23"><text:span text:style-name="T4">_____ <text:s/>Is sometimes rude to others</text:span></text:p>
          </text:list-item>
        </text:list>
        <text:p text:style-name="P20"/>
        <text:list xml:id="list599502759" text:continue-numbering="true" text:style-name="WW8Num3">
          <text:list-item>
            <text:p text:style-name="P23"><text:span text:style-name="T4">_____ <text:s/>Makes plans and follows through with them</text:span></text:p>
          </text:list-item>
        </text:list>
        <text:p text:style-name="P20"/>
        <text:list xml:id="list664727476" text:continue-numbering="true" text:style-name="WW8Num3">
          <text:list-item>
            <text:p text:style-name="P23"><text:span text:style-name="T4">_____ <text:s/>Gets nervous easily</text:span></text:p>
          </text:list-item>
        </text:list>
        <text:p text:style-name="P20"/>
        <text:list xml:id="list1679886125" text:continue-numbering="true" text:style-name="WW8Num3">
          <text:list-item>
            <text:p text:style-name="P23"><text:span text:style-name="T4">_____ <text:s/>Likes to reflect, play with ideas</text:span></text:p>
          </text:list-item>
        </text:list>
        <text:p text:style-name="P20"/>
        <text:list xml:id="list1693724453" text:continue-numbering="true" text:style-name="WW8Num3">
          <text:list-item>
            <text:p text:style-name="P23"><text:span text:style-name="T4">_____ <text:s/>Has few artistic interests</text:span></text:p>
          </text:list-item>
        </text:list>
        <text:p text:style-name="P20"/>
        <text:list xml:id="list198785626" text:continue-numbering="true" text:style-name="WW8Num3">
          <text:list-item>
            <text:p text:style-name="P23"><text:span text:style-name="T4">_____ <text:s/>Likes to cooperate with others</text:span></text:p>
          </text:list-item>
        </text:list>
        <text:p text:style-name="P20"/>
        <text:list xml:id="list320590137" text:continue-numbering="true" text:style-name="WW8Num3">
          <text:list-item>
            <text:p text:style-name="P23"><text:span text:style-name="T4">_____ <text:s/>Is easily distracted</text:span></text:p>
          </text:list-item>
        </text:list>
        <text:p text:style-name="P7"/>
        <text:list xml:id="list937090923" text:continue-numbering="true" text:style-name="WW8Num3">
          <text:list-item>
            <text:p text:style-name="P23"><text:soft-page-break/><text:span text:style-name="T4">_____ <text:s/>Is sophisticated in art, music, or literature</text:span></text:p>
          </text:list-item>
        </text:list>
      </text:section>
      <text:section text:style-name="Sect4" text:name="Section4">
        <text:p text:style-name="P30"/>
        <text:p text:style-name="P31"/>
        <text:p text:style-name="P32">SCORING INSTRUCTIONS</text:p>
        <text:p text:style-name="P10"/>
        <text:p text:style-name="Standard"><text:span text:style-name="T5">To score the BFI, you’ll first need to </text:span><text:span text:style-name="T6">reverse-score </text:span><text:span text:style-name="T5">all negatively-keyed items:</text:span></text:p>
        <text:p text:style-name="P8"/>
        <text:p text:style-name="P8">Extraversion: 6, 21, 31</text:p>
        <text:p text:style-name="P8">Agreeableness: 2, 12, 27, 37</text:p>
        <text:p text:style-name="P8">Conscientiousness: 8, 18, 23, 43</text:p>
        <text:p text:style-name="P8">Neuroticism: 9, 24, 34</text:p>
        <text:p text:style-name="P8">Openness: 35, 41</text:p>
        <text:p text:style-name="P8"/>
        <text:p text:style-name="P8">To recode these items, you should subtract your score for all reverse-scored items from 6. For example, if you gave yourself a 5, compute 6 minus 5 and your recoded score is 1. That is, a score of 1 becomes 5, 2 becomes 4, 3 remains 3, 4 becomes 2, and 5 becomes 1.</text:p>
        <text:p text:style-name="P8"/>
        <text:p text:style-name="Standard"><text:span text:style-name="T5">Next, you will create scale scores by </text:span><text:span text:style-name="T7">averaging</text:span><text:span text:style-name="T5"> the following items for each B5 domain (where R indicates using the reverse-scored item).</text:span></text:p>
        <text:p text:style-name="P8"/>
        <text:p text:style-name="P8">Extraversion: 1, 6R 11, 16, 21R, 26, 31R, 36</text:p>
        <text:p text:style-name="Standard"><text:span text:style-name="T5">Agreeableness: 2R, 7, 12R, 17, 22, 27R, 32, 37R, 42</text:span></text:p>
        <text:p text:style-name="P8">Conscientiousness: 3, 8R, 13, 18R, 23R, 28, 33, 38, 43R</text:p>
        <text:p text:style-name="P8">Neuroticism: 4, 9R, 14, 19, 24R, 29, 34R, 39</text:p>
        <text:p text:style-name="P8">Openness: 5, 10, 15, 20, 25, 30, 35R, 40, 41R, 44</text:p>
        <text:p text:style-name="P9"/>
        <text:p text:style-name="P4">SPSS SYNTAX</text:p>
        <text:p text:style-name="P12"/>
        <text:p text:style-name="P12">*** REVERSED ITEMS</text:p>
        <text:p text:style-name="P11"/>
        <text:p text:style-name="P15">RECODE</text:p>
        <text:p text:style-name="P15"><text:span text:style-name="T9"><text:s text:c="2"/></text:span>bfi2 bfi6 bfi8 bfi9 bfi12 bfi18 bfi21 bfi23 bfi24 bfi27 bfi31 bfi34 bfi35</text:p>
        <text:p text:style-name="P15"><text:span text:style-name="T9"><text:s text:c="2"/></text:span>bfi37 bfi41 bfi43</text:p>
        <text:p text:style-name="P15"><text:span text:style-name="T9"><text:s text:c="2"/></text:span>(1=5) <text:s/>(2=4) <text:s/>(3=3) <text:s/>(4=2) <text:s/>(5=1) <text:s/>INTO <text:s/>bfi2r bfi6r bfi8r bfi9r bfi12r bfi18r bfi21r bfi23r bfi24r </text:p>
        <text:p text:style-name="P15"><text:span text:style-name="T9"><text:s text:c="2"/></text:span>bfi27r bfi31r bfi34r bfi35r bfi37r bfi41r bfi43r.</text:p>
        <text:p text:style-name="P15">EXECUTE .</text:p>
        <text:p text:style-name="P15"/>
        <text:p text:style-name="P13"><text:span text:style-name="T10">*** SCALE SCORES</text:span></text:p>
        <text:p text:style-name="P15"/>
        <text:p text:style-name="P15">COMPUTE bfie = mean(bfi1,bfi6r,bfi11,bfi16,bfi21r,bfi26,bfi31r,bfi36) .</text:p>
        <text:p text:style-name="P13"><text:span text:style-name="T11">VARIABLE LABELS bfie 'BFI Extraversion scale score.</text:span></text:p>
        <text:p text:style-name="P15">EXECUTE .</text:p>
        <text:p text:style-name="P15"/>
        <text:p text:style-name="P15">COMPUTE bfia = mean(bfi2r,bfi7,bfi12r,bfi17,bfi22,bfi27r,bfi32,bfi37r,bfi42) .</text:p>
        <text:p text:style-name="P13"><text:span text:style-name="T11">VARIABLE LABELS bfia 'BFI Agreeableness scale score' .</text:span></text:p>
        <text:p text:style-name="P15">EXECUTE .</text:p>
        <text:p text:style-name="P15"/>
        <text:p text:style-name="P15">COMPUTE bfic = mean(bfi3,bfi8r,bfi13,bfi18r,bfi23r,bfi28,bfi33,bfi38,bfi43r) .</text:p>
        <text:p text:style-name="P13"><text:span text:style-name="T11">VARIABLE LABELS bfic 'BFI Conscientiousness scale score' .</text:span></text:p>
        <text:p text:style-name="P15">EXECUTE .</text:p>
        <text:p text:style-name="P15"/>
        <text:p text:style-name="P15">COMPUTE bfin = mean(bfi4,bfi9r,bfi14,bfi19,bfi24r,bfi29,bfi34r,bfi39) .</text:p>
        <text:p text:style-name="P13"><text:span text:style-name="T11">VARIABLE LABELS bfin 'BFI Neuroticism scale score' .</text:span></text:p>
        <text:p text:style-name="P15">EXECUTE .</text:p>
        <text:p text:style-name="P15"/>
        <text:p text:style-name="P15">COMPUTE bfio = mean(bfi5,bfi10,bfi15,bfi20,bfi25,bfi30,bfi35r,bfi40,bfi41r,bfi44) .</text:p>
        <text:p text:style-name="P13"><text:span text:style-name="T11">VARIABLE LABELS bfio 'BFI Openness scale score' .</text:span></text:p>
        <text:p text:style-name="P14">EXECUTE .</text:p>
        <text:p text:style-name="P14"/>
        <text:p text:style-name="P28"/>
        <text:p text:style-name="P32">REFERENCE INFORMATION</text:p>
        <text:p text:style-name="Standard"/>
        <text:p text:style-name="Standard">The BFI should be cited with the original and a more accessible, recent reference:</text:p>
        <text:p text:style-name="Standard"> </text:p>
        <text:p text:style-name="P29">John, O. P., Donahue, E. M., &amp; Kentle, R. L. (1991). The Big Five Inventory--Versions 4a and 54. Berkeley, CA: University of California, Berkeley, Institute of Personality and Social Research.</text:p>
        <text:p text:style-name="P29"/>
        <text:p text:style-name="P29"><text:span text:style-name="T12">John, O. P., Naumann, L. P., &amp; Soto, C. J. (2008). </text:span>Paradigm shift to the integrative Big Five trait taxonomy: History, measurement, and conceptual issues. In O. P. John, R. W. Robins, &amp; L. A. Pervin (Eds.), Handbook of personality: Theory and research (pp. 114-158). New York, NY: Guilford Pres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1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8799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FI</dc:title>
    <meta:initial-creator>Laura Naumann</meta:initial-creator>
    <meta:creation-date>2004-07-22T01:33:00</meta:creation-date>
    <dc:creator>Laura Naumann</dc:creator>
    <dc:date>2009-03-16T12:10:00</dc:date>
    <meta:print-date>2004-07-22T11:02:00</meta:print-date>
    <meta:editing-cycles>23</meta:editing-cycles>
    <meta:editing-duration>PT25M</meta:editing-duration>
    <meta:document-statistic meta:table-count="1" meta:image-count="0" meta:object-count="0" meta:page-count="9" meta:paragraph-count="105" meta:word-count="740" meta:character-count="4417" meta:non-whitespace-character-count="3762"/>
    <meta:generator>LibreOffice/3.6$MacOSX_x86 LibreOffice_project/2ef5aff-a6fb0ff-166bdff-cf087ad-0f1389</meta:generator>
    <meta:user-defined meta:name="Info 1"/>
    <meta:user-defined meta:name="Info 2"/>
    <meta:user-defined meta:name="Info 3"/>
    <meta:user-defined meta:name="Info 4"/>
  </office:meta>
</office:document-meta>
</file>